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56" table:default-cell-style-name="ce1"/>
        <table:table-column table:style-name="co2" table:number-columns-repeated="16128" table:default-cell-style-name="ce1"/>
        <table:table-row table:style-name="ro1">
          <table:table-cell office:value-type="string" table:style-name="ce1">
            <text:p>Payments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types</text:p>
          </table:table-cell>
          <table:table-cell office:value-type="string" table:style-name="ce1">
            <text:p>Flow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4290" table:style-name="ce1">
            <text:p>4290</text:p>
          </table:table-cell>
          <table:table-cell table:number-columns-repeated="16380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380" table:style-name="ce1">
            <text:p>4380</text:p>
          </table:table-cell>
          <table:table-cell table:number-columns-repeated="16380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380" table:style-name="ce1">
            <text:p>438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380" table:style-name="ce1">
            <text:p>438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380" table:style-name="ce1">
            <text:p>4380</text:p>
          </table:table-cell>
          <table:table-cell table:number-columns-repeated="16380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4380" table:style-name="ce1">
            <text:p>438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440" table:style-name="ce1">
            <text:p>444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500" table:style-name="ce1">
            <text:p>450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500" table:style-name="ce1">
            <text:p>450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620" table:style-name="ce1">
            <text:p>46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800" table:style-name="ce1">
            <text:p>4800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4980" table:style-name="ce1">
            <text:p>498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5160" table:style-name="ce1">
            <text:p>516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5220" table:style-name="ce1">
            <text:p>522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5220" table:style-name="ce1">
            <text:p>522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5280" table:style-name="ce1">
            <text:p>5280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280" table:style-name="ce1">
            <text:p>528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280" table:style-name="ce1">
            <text:p>528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5520" table:style-name="ce1">
            <text:p>552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5520" table:style-name="ce1">
            <text:p>5520</text:p>
          </table:table-cell>
          <table:table-cell table:number-columns-repeated="16380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5580" table:style-name="ce1">
            <text:p>558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5640" table:style-name="ce1">
            <text:p>56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700" table:style-name="ce1">
            <text:p>5700</text:p>
          </table:table-cell>
          <table:table-cell table:number-columns-repeated="16380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5700" table:style-name="ce1">
            <text:p>570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5700" table:style-name="ce1">
            <text:p>570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5700" table:style-name="ce1">
            <text:p>5700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5700" table:style-name="ce1">
            <text:p>570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208.5" table:style-name="ce1">
            <text:p>208,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6120" table:style-name="ce1">
            <text:p>6120</text:p>
          </table:table-cell>
          <table:table-cell table:number-columns-repeated="16380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6300" table:style-name="ce1">
            <text:p>6300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6300" table:style-name="ce1">
            <text:p>6300</text:p>
          </table:table-cell>
          <table:table-cell table:number-columns-repeated="16380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4620" table:style-name="ce1">
            <text:p>462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040" table:style-name="ce1">
            <text:p>504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100" table:style-name="ce1">
            <text:p>510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5220" table:style-name="ce1">
            <text:p>522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5400" table:style-name="ce1">
            <text:p>540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5700" table:style-name="ce1">
            <text:p>5700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6300" table:style-name="ce1">
            <text:p>630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6600" table:style-name="ce1">
            <text:p>660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6600" table:style-name="ce1">
            <text:p>6600</text:p>
          </table:table-cell>
          <table:table-cell table:number-columns-repeated="16380"/>
        </table:table-row>
        <table:table-row table:style-name="ro1">
          <table:table-cell office:value-type="float" office:value="215.5" table:style-name="ce1">
            <text:p>215,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6600" table:style-name="ce1">
            <text:p>6600</text:p>
          </table:table-cell>
          <table:table-cell table:number-columns-repeated="16380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6840" table:style-name="ce1">
            <text:p>684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6900" table:style-name="ce1">
            <text:p>690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6900" table:style-name="ce1">
            <text:p>6900</text:p>
          </table:table-cell>
          <table:table-cell table:number-columns-repeated="16380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8100" table:style-name="ce1">
            <text:p>8100</text:p>
          </table:table-cell>
          <table:table-cell table:number-columns-repeated="16380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Duha Tore Altindag</meta:initial-creator>
    <dc:creator>Usuario</dc:creator>
    <meta:creation-date>2007-11-08T08:05:57Z</meta:creation-date>
    <dc:date>2020-12-04T22:47:08Z</dc:date>
  </office:meta>
</office:document-meta>
</file>